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0.407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1cm"/>
    </style:style>
    <style:style style:name="Tabela1.C" style:family="table-column">
      <style:table-column-properties style:column-width="3.6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 fo:font-size="24pt" fo:font-weight="bold" officeooo:paragraph-rsid="001e2243" style:font-size-asian="24pt" style:font-weight-asian="bold" style:font-size-complex="2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24pt" fo:font-weight="bold" officeooo:rsid="00774863" officeooo:paragraph-rsid="00774863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officeooo:paragraph-rsid="001e224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officeooo:rsid="006b33fd" officeooo:paragraph-rsid="006b33fd" style:font-size-asian="10pt" style:font-size-complex="10pt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0pt" fo:font-weight="normal" officeooo:rsid="001e2243" officeooo:paragraph-rsid="001e2243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1e2243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2615a5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6cd006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78ed7c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79ebec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51246a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828dd5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838ab4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8805bf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1e2243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0pt" fo:font-weight="bold" officeooo:paragraph-rsid="001e2243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01e2243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51246a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8805bf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828dd5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8d592b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8e547f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8e5dd5" style:font-size-asian="8.75pt" style:font-weight-asian="normal" style:font-size-complex="10pt" style:font-weight-complex="normal"/>
    </style:style>
    <style:style style:name="P24" style:family="paragraph" style:parent-style-name="Standard">
      <loext:graphic-properties draw:fill="none" draw:fill-color="#ffffff"/>
      <style:paragraph-properties fo:line-height="150%" fo:text-align="justify" style:justify-single-word="false" fo:background-color="transparent"/>
      <style:text-properties style:font-name="Arial" fo:font-size="10pt" fo:font-weight="normal" officeooo:rsid="001e2243" officeooo:paragraph-rsid="008e5dd5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8d592b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810e7a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2243" officeooo:paragraph-rsid="0090936f" style:font-size-asian="10pt" style:font-weight-asian="normal" style:font-size-complex="10pt" style:font-weight-complex="normal"/>
    </style:style>
    <style:style style:name="T1" style:family="text">
      <style:text-properties style:font-name="Arial" fo:font-size="10pt" style:font-size-asian="10pt" style:language-asian="pt" style:country-asian="BR" style:font-size-complex="10pt" style:language-complex="ar" style:country-complex="SA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size="10pt" fo:font-style="normal" officeooo:rsid="002b2470" style:font-size-asian="10pt" style:font-style-asian="normal" style:font-size-complex="10pt" style:font-style-complex="normal"/>
    </style:style>
    <style:style style:name="T4" style:family="text">
      <style:text-properties style:font-name="Arial" style:font-size-asian="10pt"/>
    </style:style>
    <style:style style:name="T5" style:family="text">
      <style:text-properties style:font-name="Arial" officeooo:rsid="0021ff75" style:font-size-asian="10pt"/>
    </style:style>
    <style:style style:name="T6" style:family="text">
      <style:text-properties fo:font-style="normal" style:font-size-asian="10pt" style:font-style-asian="normal" style:font-style-complex="normal"/>
    </style:style>
    <style:style style:name="T7" style:family="text">
      <style:text-properties fo:font-style="normal" officeooo:rsid="006fb82c" style:font-size-asian="10pt" style:font-style-asian="normal" style:font-style-complex="normal"/>
    </style:style>
    <style:style style:name="T8" style:family="text">
      <style:text-properties fo:font-style="normal" officeooo:rsid="0078ed7c" style:font-size-asian="10pt" style:font-style-asian="normal" style:font-style-complex="normal"/>
    </style:style>
    <style:style style:name="T9" style:family="text">
      <style:text-properties fo:font-style="normal" officeooo:rsid="00828dd5" style:font-size-asian="10pt" style:font-style-asian="normal" style:font-style-complex="normal"/>
    </style:style>
    <style:style style:name="T10" style:family="text">
      <style:text-properties fo:font-style="normal" officeooo:rsid="00838ab4" style:font-size-asian="10pt" style:font-style-asian="normal" style:font-style-complex="normal"/>
    </style:style>
    <style:style style:name="T11" style:family="text">
      <style:text-properties fo:font-style="normal" officeooo:rsid="00860df7" style:font-size-asian="10pt" style:font-style-asian="normal" style:font-style-complex="normal"/>
    </style:style>
    <style:style style:name="T12" style:family="text">
      <style:text-properties fo:font-style="normal" officeooo:rsid="008699b7" style:font-size-asian="10pt" style:font-style-asian="normal" style:font-style-complex="normal"/>
    </style:style>
    <style:style style:name="T13" style:family="text">
      <style:text-properties fo:font-style="normal" officeooo:rsid="008805bf" style:font-size-asian="10pt" style:font-style-asian="normal" style:font-style-complex="normal"/>
    </style:style>
    <style:style style:name="T14" style:family="text">
      <style:text-properties fo:font-style="normal" officeooo:rsid="008856cf" style:font-size-asian="10pt" style:font-style-asian="normal" style:font-style-complex="normal"/>
    </style:style>
    <style:style style:name="T15" style:family="text">
      <style:text-properties fo:font-style="normal" officeooo:rsid="008993fe" style:font-size-asian="10pt" style:font-style-asian="normal" style:font-style-complex="normal"/>
    </style:style>
    <style:style style:name="T16" style:family="text">
      <style:text-properties fo:font-style="normal" officeooo:rsid="008b8abf" style:font-size-asian="10pt" style:font-style-asian="normal" style:font-style-complex="normal"/>
    </style:style>
    <style:style style:name="T17" style:family="text">
      <style:text-properties fo:font-style="normal" officeooo:rsid="002b2470" style:font-size-asian="10pt" style:font-style-asian="normal" style:font-style-complex="normal"/>
    </style:style>
    <style:style style:name="T18" style:family="text">
      <style:text-properties fo:font-style="normal" officeooo:rsid="00463114" style:font-size-asian="10pt" style:font-style-asian="normal" style:font-style-complex="normal"/>
    </style:style>
    <style:style style:name="T19" style:family="text">
      <style:text-properties fo:font-style="normal" officeooo:rsid="008e547f" style:font-size-asian="10pt" style:font-style-asian="normal" style:font-style-complex="normal"/>
    </style:style>
    <style:style style:name="T20" style:family="text">
      <style:text-properties style:use-window-font-color="true" fo:font-style="normal" officeooo:rsid="005b1d30" fo:background-color="transparent" loext:char-shading-value="0" style:font-size-asian="10pt" style:font-style-asian="normal" style:font-style-complex="normal"/>
    </style:style>
    <style:style style:name="T21" style:family="text">
      <style:text-properties style:use-window-font-color="true" fo:font-style="normal" officeooo:rsid="008e5dd5" fo:background-color="transparent" loext:char-shading-value="0" style:font-size-asian="10pt" style:font-style-asian="normal" style:font-style-complex="normal"/>
    </style:style>
    <style:style style:name="T22" style:family="text">
      <style:text-properties style:use-window-font-color="true" officeooo:rsid="005b1d30" fo:background-color="transparent" loext:char-shading-value="0" style:font-size-asian="10pt"/>
    </style:style>
    <style:style style:name="T23" style:family="text">
      <style:text-properties style:use-window-font-color="true" officeooo:rsid="008e5dd5" fo:background-color="transparent" loext:char-shading-value="0" style:font-size-asian="1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828dd5" style:font-weight-asian="bold" style:font-weight-complex="bold"/>
    </style:style>
    <style:style style:name="T26" style:family="text">
      <style:text-properties fo:font-weight="bold" officeooo:rsid="0090936f" style:font-weight-asian="bold" style:font-weight-complex="bold"/>
    </style:style>
    <style:style style:name="T27" style:family="text">
      <style:text-properties fo:font-weight="bold" style:font-size-asian="10pt" style:font-weight-asian="bold" style:font-weight-complex="bold"/>
    </style:style>
    <style:style style:name="T28" style:family="text">
      <style:text-properties fo:font-weight="bold" officeooo:rsid="00828dd5" style:font-size-asian="10pt" style:font-weight-asian="bold" style:font-weight-complex="bold"/>
    </style:style>
    <style:style style:name="T29" style:family="text">
      <style:text-properties fo:font-weight="bold" officeooo:rsid="008d592b" style:font-size-asian="10pt" style:font-weight-asian="bold" style:font-weight-complex="bold"/>
    </style:style>
    <style:style style:name="T30" style:family="text">
      <style:text-properties fo:font-weight="bold" officeooo:rsid="0090936f" style:font-size-asian="10pt" style:font-weight-asian="bold" style:font-weight-complex="bold"/>
    </style:style>
    <style:style style:name="T31" style:family="text">
      <style:text-properties officeooo:rsid="00604225"/>
    </style:style>
    <style:style style:name="T32" style:family="text">
      <style:text-properties style:font-size-asian="10pt"/>
    </style:style>
    <style:style style:name="T33" style:family="text">
      <style:text-properties officeooo:rsid="001fdbdf" style:font-size-asian="10pt"/>
    </style:style>
    <style:style style:name="T34" style:family="text">
      <style:text-properties officeooo:rsid="0021ff75" style:font-size-asian="10pt"/>
    </style:style>
    <style:style style:name="T35" style:family="text">
      <style:text-properties officeooo:rsid="006cd006" style:font-size-asian="10pt"/>
    </style:style>
    <style:style style:name="T36" style:family="text">
      <style:text-properties officeooo:rsid="00774863" style:font-size-asian="10pt"/>
    </style:style>
    <style:style style:name="T37" style:family="text">
      <style:text-properties officeooo:rsid="0078ed7c" style:font-size-asian="10pt"/>
    </style:style>
    <style:style style:name="T38" style:family="text">
      <style:text-properties officeooo:rsid="0079ebec" style:font-size-asian="10pt"/>
    </style:style>
    <style:style style:name="T39" style:family="text">
      <style:text-properties officeooo:rsid="007dfcbf" style:font-size-asian="10pt"/>
    </style:style>
    <style:style style:name="T40" style:family="text">
      <style:text-properties officeooo:rsid="007e613e" style:font-size-asian="10pt"/>
    </style:style>
    <style:style style:name="T41" style:family="text">
      <style:text-properties officeooo:rsid="007e8871" style:font-size-asian="10pt"/>
    </style:style>
    <style:style style:name="T42" style:family="text">
      <style:text-properties officeooo:rsid="007f2e09" style:font-size-asian="10pt"/>
    </style:style>
    <style:style style:name="T43" style:family="text">
      <style:text-properties officeooo:rsid="00810e7a" style:font-size-asian="10pt"/>
    </style:style>
    <style:style style:name="T44" style:family="text">
      <style:text-properties officeooo:rsid="008d592b" style:font-size-asian="10pt"/>
    </style:style>
    <style:style style:name="T45" style:family="text">
      <style:text-properties officeooo:rsid="0090936f" style:font-size-asian="10pt"/>
    </style:style>
    <style:style style:name="T46" style:family="text">
      <style:text-properties officeooo:rsid="007e8871"/>
    </style:style>
    <style:style style:name="T47" style:family="text">
      <style:text-properties officeooo:rsid="007f2e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Fonte_20_parág._20_padrão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1">Regras de Negócio</text:p>
      <text:p text:style-name="P2">Contextualização Gera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oft-page-break/>1. Contextualização</text:p>
      <text:p text:style-name="P9"><text:span text:style-name="Fonte_20_parág._20_padrão"><text:span text:style-name="T27"><text:tab/></text:span></text:span><text:span text:style-name="Fonte_20_parág._20_padrão"><text:span text:style-name="T36">A empresa de telefonia Tel</text:span></text:span><text:span text:style-name="Fonte_20_parág._20_padrão"><text:span text:style-name="T37">Net</text:span></text:span><text:span text:style-name="Fonte_20_parág._20_padrão"><text:span text:style-name="T36">, especializada em chamadas de longa distância nacional, vai colocar um novo produto no mercado chamado </text:span></text:span><text:span text:style-name="Fonte_20_parág._20_padrão"><text:span text:style-name="T37">FalaAi</text:span></text:span><text:span text:style-name="Fonte_20_parág._20_padrão"><text:span text:style-name="T36">. </text:span></text:span><text:span text:style-name="Fonte_20_parág._20_padrão"><text:span text:style-name="T37">Onde um cliente TelNet pode fazer ligações de uma cidade para outra pagando uma tarifa fixa por minuto com um preço pré-definido em uma lista com os códigos DDDs e de origem e destino e suas tarifas, conforme exemplo abaixo.</text:span></text:span></text:p>
      <text:p text:style-name="P9"><text:span text:style-name="Fonte_20_parág._20_padrão"><text:span text:style-name="T37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><text:span text:style-name="Fonte_20_parág._20_padrão"><text:span text:style-name="T37">Origem</text:span></text:span></text:p>
          </table:table-cell>
          <table:table-cell table:style-name="Tabela1.A1" office:value-type="string">
            <text:p text:style-name="P9"><text:span text:style-name="Fonte_20_parág._20_padrão"><text:span text:style-name="T37">Destino</text:span></text:span></text:p>
          </table:table-cell>
          <table:table-cell table:style-name="Tabela1.C1" office:value-type="string">
            <text:p text:style-name="P9"><text:span text:style-name="Fonte_20_parág._20_padrão"><text:span text:style-name="T37">$/min</text:span></text:span></text:p>
          </table:table-cell>
        </table:table-row>
        <table:table-row>
          <table:table-cell table:style-name="Tabela1.A2" office:value-type="string">
            <text:p text:style-name="P9"><text:span text:style-name="Fonte_20_parág._20_padrão"><text:span text:style-name="T37">011</text:span></text:span></text:p>
          </table:table-cell>
          <table:table-cell table:style-name="Tabela1.A2" office:value-type="string">
            <text:p text:style-name="P9"><text:span text:style-name="Fonte_20_parág._20_padrão"><text:span text:style-name="T37">016</text:span></text:span></text:p>
          </table:table-cell>
          <table:table-cell table:style-name="Tabela1.C2" office:value-type="string">
            <text:p text:style-name="P9"><text:span text:style-name="Fonte_20_parág._20_padrão"><text:span text:style-name="T37">1.90</text:span></text:span></text:p>
          </table:table-cell>
        </table:table-row>
        <table:table-row>
          <table:table-cell table:style-name="Tabela1.A2" office:value-type="string">
            <text:p text:style-name="P9"><text:span text:style-name="Fonte_20_parág._20_padrão"><text:span text:style-name="T37">016</text:span></text:span></text:p>
          </table:table-cell>
          <table:table-cell table:style-name="Tabela1.A2" office:value-type="string">
            <text:p text:style-name="P9"><text:span text:style-name="Fonte_20_parág._20_padrão"><text:span text:style-name="T37">011 </text:span></text:span></text:p>
          </table:table-cell>
          <table:table-cell table:style-name="Tabela1.C2" office:value-type="string">
            <text:p text:style-name="P9"><text:span text:style-name="Fonte_20_parág._20_padrão"><text:span text:style-name="T37">2.90</text:span></text:span></text:p>
          </table:table-cell>
        </table:table-row>
        <table:table-row>
          <table:table-cell table:style-name="Tabela1.A2" office:value-type="string">
            <text:p text:style-name="P9"><text:span text:style-name="Fonte_20_parág._20_padrão"><text:span text:style-name="T37">011 </text:span></text:span></text:p>
          </table:table-cell>
          <table:table-cell table:style-name="Tabela1.A2" office:value-type="string">
            <text:p text:style-name="P9"><text:span text:style-name="Fonte_20_parág._20_padrão"><text:span text:style-name="T37">017 </text:span></text:span></text:p>
          </table:table-cell>
          <table:table-cell table:style-name="Tabela1.C2" office:value-type="string">
            <text:p text:style-name="P9"><text:span text:style-name="Fonte_20_parág._20_padrão"><text:span text:style-name="T37">1.70</text:span></text:span></text:p>
          </table:table-cell>
        </table:table-row>
        <table:table-row>
          <table:table-cell table:style-name="Tabela1.A2" office:value-type="string">
            <text:p text:style-name="P9"><text:span text:style-name="Fonte_20_parág._20_padrão"><text:span text:style-name="T37">017 </text:span></text:span></text:p>
          </table:table-cell>
          <table:table-cell table:style-name="Tabela1.A2" office:value-type="string">
            <text:p text:style-name="P9"><text:span text:style-name="Fonte_20_parág._20_padrão"><text:span text:style-name="T37">011 </text:span></text:span></text:p>
          </table:table-cell>
          <table:table-cell table:style-name="Tabela1.C2" office:value-type="string">
            <text:p text:style-name="P9"><text:span text:style-name="Fonte_20_parág._20_padrão"><text:span text:style-name="T37">2.70</text:span></text:span></text:p>
          </table:table-cell>
        </table:table-row>
        <table:table-row>
          <table:table-cell table:style-name="Tabela1.A2" office:value-type="string">
            <text:p text:style-name="P9"><text:span text:style-name="Fonte_20_parág._20_padrão"><text:span text:style-name="T37">011 </text:span></text:span></text:p>
          </table:table-cell>
          <table:table-cell table:style-name="Tabela1.A2" office:value-type="string">
            <text:p text:style-name="P9"><text:span text:style-name="Fonte_20_parág._20_padrão"><text:span text:style-name="T37">018 </text:span></text:span></text:p>
          </table:table-cell>
          <table:table-cell table:style-name="Tabela1.C2" office:value-type="string">
            <text:p text:style-name="P9"><text:span text:style-name="Fonte_20_parág._20_padrão"><text:span text:style-name="T37">0.90</text:span></text:span></text:p>
          </table:table-cell>
        </table:table-row>
        <table:table-row>
          <table:table-cell table:style-name="Tabela1.A2" office:value-type="string">
            <text:p text:style-name="P9"><text:span text:style-name="Fonte_20_parág._20_padrão"><text:span text:style-name="T37">018 </text:span></text:span></text:p>
          </table:table-cell>
          <table:table-cell table:style-name="Tabela1.A2" office:value-type="string">
            <text:p text:style-name="P9"><text:span text:style-name="Fonte_20_parág._20_padrão"><text:span text:style-name="T37">011 </text:span></text:span></text:p>
          </table:table-cell>
          <table:table-cell table:style-name="Tabela1.C2" office:value-type="string">
            <text:p text:style-name="P9"><text:span text:style-name="Fonte_20_parág._20_padrão"><text:span text:style-name="T37">1.90</text:span></text:span></text:p>
          </table:table-cell>
        </table:table-row>
      </table:table>
      <text:p text:style-name="P9"/>
      <text:p text:style-name="P9"><text:span text:style-name="Fonte_20_parág._20_padrão"><text:span text:style-name="T37">Com o novo produto FalaAi da TelNet o cliente adquire um plano e poderá falar de graça até um determinado tempo (em minutos) e só paga os minutos excedentes. Os minutos excedentes terão um acréscimo de 10% sobre a tarifa normal do minuto. </text:span></text:span></text:p>
      <text:p text:style-name="P9"><text:span text:style-name="Fonte_20_parág._20_padrão"><text:span text:style-name="T37">Os planos do FalaAi serão:</text:span></text:span></text:p>
      <text:p text:style-name="P9"><text:span text:style-name="Fonte_20_parág._20_padrão"><text:span text:style-name="T37">FalaAi 30 (30 Minutos),</text:span></text:span></text:p>
      <text:p text:style-name="P9"><text:span text:style-name="Fonte_20_parág._20_padrão"><text:span text:style-name="T37">FalaAi 60 (60 Minutos),</text:span></text:span></text:p>
      <text:p text:style-name="P9"><text:span text:style-name="Fonte_20_parág._20_padrão"><text:span text:style-name="T37">FalaAi 120 (120 Minutos).</text:span></text:span></text:p>
      <text:p text:style-name="P9"><text:span text:style-name="Fonte_20_parág._20_padrão"><text:span text:style-name="T37"/></text:span></text:p>
      <text:p text:style-name="P10"><text:span text:style-name="Fonte_20_parág._20_padrão"><text:span text:style-name="T38">O c</text:span></text:span><text:span text:style-name="Fonte_20_parág._20_padrão"><text:span text:style-name="T33">liente pode</text:span></text:span><text:span text:style-name="Fonte_20_parág._20_padrão"><text:span text:style-name="T38">rá</text:span></text:span><text:span text:style-name="Fonte_20_parág._20_padrão"><text:span text:style-name="T33"> escolher os códigos das cidades de origem e destino, o tempo da ligação em minutos e escolher qual o plano Fal</text:span></text:span><text:span text:style-name="Fonte_20_parág._20_padrão"><text:span text:style-name="T38">aAi para que sejá calculado o valor da tarifa, conforme tabela abaixo.</text:span></text:span></text:p>
      <text:p text:style-name="P10"><text:span text:style-name="Fonte_20_parág._20_padrão"><text:span text:style-name="T36"/></text:span></text:p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office:value-type="string">
            <text:p text:style-name="P7"><text:span text:style-name="Fonte_20_parág._20_padrão"><text:span text:style-name="T33">Origem</text:span></text:span></text:p>
          </table:table-cell>
          <table:table-cell table:style-name="Tabela2.A1" office:value-type="string">
            <text:p text:style-name="P7"><text:span text:style-name="Fonte_20_parág._20_padrão"><text:span text:style-name="T33">Destino</text:span></text:span></text:p>
          </table:table-cell>
          <table:table-cell table:style-name="Tabela2.A1" office:value-type="string">
            <text:p text:style-name="P7"><text:span text:style-name="Fonte_20_parág._20_padrão"><text:span text:style-name="T33">Tempo</text:span></text:span></text:p>
          </table:table-cell>
          <table:table-cell table:style-name="Tabela2.A1" office:value-type="string">
            <text:p text:style-name="P7"><text:span text:style-name="Fonte_20_parág._20_padrão"><text:span text:style-name="T33">Plano Fal</text:span></text:span><text:span text:style-name="Fonte_20_parág._20_padrão"><text:span text:style-name="T39">aAi</text:span></text:span></text:p>
          </table:table-cell>
          <table:table-cell table:style-name="Tabela2.A1" office:value-type="string">
            <text:p text:style-name="P7"><text:span text:style-name="Fonte_20_parág._20_padrão"><text:span text:style-name="T33">Com Fal</text:span></text:span><text:span text:style-name="Fonte_20_parág._20_padrão"><text:span text:style-name="T39">aAi</text:span></text:span></text:p>
          </table:table-cell>
          <table:table-cell table:style-name="Tabela2.F1" office:value-type="string">
            <text:p text:style-name="P7"><text:span text:style-name="Fonte_20_parág._20_padrão"><text:span text:style-name="T33">Sem Fal</text:span></text:span><text:span text:style-name="Fonte_20_parág._20_padrão"><text:span text:style-name="T39">aAi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33">011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016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20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FaleMais 30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$ 0,00</text:span></text:span></text:p>
          </table:table-cell>
          <table:table-cell table:style-name="Tabela2.F2" office:value-type="string">
            <text:p text:style-name="P7"><text:span text:style-name="Fonte_20_parág._20_padrão"><text:span text:style-name="T33">$ 38,00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33">011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017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80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FaleMais 60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$ 37,40</text:span></text:span></text:p>
          </table:table-cell>
          <table:table-cell table:style-name="Tabela2.F2" office:value-type="string">
            <text:p text:style-name="P7"><text:span text:style-name="Fonte_20_parág._20_padrão"><text:span text:style-name="T33">$ 136,00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33">018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011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200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FaleMais 120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$ 167,20</text:span></text:span></text:p>
          </table:table-cell>
          <table:table-cell table:style-name="Tabela2.F2" office:value-type="string">
            <text:p text:style-name="P7"><text:span text:style-name="Fonte_20_parág._20_padrão"><text:span text:style-name="T33">$ 380,00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33">018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017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100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FaleMais 30</text:span></text:span></text:p>
          </table:table-cell>
          <table:table-cell table:style-name="Tabela2.A2" office:value-type="string">
            <text:p text:style-name="P7"><text:span text:style-name="Fonte_20_parág._20_padrão"><text:span text:style-name="T33">-</text:span></text:span></text:p>
          </table:table-cell>
          <table:table-cell table:style-name="Tabela2.F2" office:value-type="string">
            <text:p text:style-name="P7"><text:span text:style-name="Fonte_20_parág._20_padrão"><text:span text:style-name="T33">-</text:span></text:span></text:p>
          </table:table-cell>
        </table:table-row>
      </table:table>
      <text:p text:style-name="P7"><text:span text:style-name="Fonte_20_parág._20_padrão"><text:span text:style-name="T33"/></text:span></text:p>
      <text:p text:style-name="P7"><text:span text:style-name="Fonte_20_parág._20_padrão"><text:span text:style-name="T33"><text:tab/></text:span></text:span><text:span text:style-name="Fonte_20_parág._20_padrão"><text:span text:style-name="T27">RN.001 –</text:span></text:span><text:span text:style-name="Fonte_20_parág._20_padrão"><text:span text:style-name="T32"> </text:span></text:span><text:span text:style-name="Fonte_20_parág._20_padrão"><text:span text:style-name="T40">Para acesso ao sistema o usuário deverá estar logado com usuário e senha</text:span></text:span><text:span text:style-name="Fonte_20_parág._20_padrão"><text:span text:style-name="T34">.</text:span></text:span></text:p>
      <text:p text:style-name="P7"><text:span text:style-name="Fonte_20_parág._20_padrão"><text:span text:style-name="T5"/></text:span></text:p>
      <text:p text:style-name="P8"><text:span text:style-name="Fonte_20_parág._20_padrão"><text:span text:style-name="T34"><text:tab/></text:span></text:span><text:span text:style-name="Fonte_20_parág._20_padrão"><text:span text:style-name="T27">RN.00</text:span></text:span><text:span text:style-name="Fonte_20_parág._20_padrão"><text:span text:style-name="T28">2</text:span></text:span><text:span text:style-name="Fonte_20_parág._20_padrão"><text:span text:style-name="T27"> –</text:span></text:span><text:span text:style-name="Fonte_20_parág._20_padrão"><text:span text:style-name="T32"> </text:span></text:span><text:span text:style-name="Fonte_20_parág._20_padrão"><text:span text:style-name="T41">Deverá ser criado um cadastro de Usuário</text:span></text:span><text:span text:style-name="Fonte_20_parág._20_padrão"><text:span text:style-name="T35">. </text:span></text:span><text:span text:style-name="Fonte_20_parág._20_padrão"><text:span text:style-name="T42">Com toda as opções do Crud, Criação, Listagem, Atualização e Deleção.</text:span></text:span></text:p>
      <text:p text:style-name="P15"/>
      <text:p text:style-name="P26"><text:tab/><text:span text:style-name="Fonte_20_parág._20_padrão"><text:span text:style-name="T24">RN.00</text:span></text:span><text:span text:style-name="Fonte_20_parág._20_padrão"><text:span text:style-name="T25">3</text:span></text:span><text:span text:style-name="Fonte_20_parág._20_padrão"><text:span text:style-name="T24"> –</text:span></text:span><text:span text:style-name="Fonte_20_parág._20_padrão"> </text:span><text:span text:style-name="Fonte_20_parág._20_padrão"><text:span text:style-name="T46">Deverá ser criado um cadastro de Tarifas, para que seja possível cadastrar os DDDs de origem e destino e valores</text:span></text:span><text:span text:style-name="T31">. </text:span><text:span text:style-name="Fonte_20_parág._20_padrão"><text:span text:style-name="T47">Com toda as opções do Crud, Criação, Listagem, Atualização e Deleção.</text:span></text:span></text:p>
      <text:p text:style-name="P26"><text:span text:style-name="Fonte_20_parág._20_padrão"/></text:p>
      <text:p text:style-name="P27"><text:span text:style-name="Fonte_20_parág._20_padrão"><text:span text:style-name="T24"><text:tab/>RN.00</text:span></text:span><text:span text:style-name="Fonte_20_parág._20_padrão"><text:span text:style-name="T26">4</text:span></text:span><text:span text:style-name="Fonte_20_parág._20_padrão"><text:span text:style-name="T24"> –</text:span></text:span><text:span text:style-name="Fonte_20_parág._20_padrão"> </text:span><text:span text:style-name="Fonte_20_parág._20_padrão"><text:span text:style-name="T46">Deverá ser criado um cadastro de planos, para que seja possível cadastrar os planos com valores do plano e quantidade <text:s/>e valores. Com toda as opções do Crud, Criação, Listagem, Atualização e Deleção.</text:span></text:span></text:p>
      <text:p text:style-name="P15"><text:soft-page-break/></text:p>
      <text:p text:style-name="P11"><text:span text:style-name="Fonte_20_parág._20_padrão"><text:span text:style-name="T27"><text:tab/>RN.00</text:span></text:span><text:span text:style-name="Fonte_20_parág._20_padrão"><text:span text:style-name="T30">5</text:span></text:span><text:span text:style-name="Fonte_20_parág._20_padrão"><text:span text:style-name="T27"> –</text:span></text:span><text:span text:style-name="Fonte_20_parág._20_padrão"><text:span text:style-name="T32"> </text:span></text:span><text:span text:style-name="Fonte_20_parág._20_padrão"><text:span text:style-name="T43">Deverá ser possível, pelo usuário, fazer a simulação das tarifas </text:span></text:span><text:span text:style-name="Fonte_20_parág._20_padrão"><text:span text:style-name="T45">onde o cliente informa o DDD de origem, o DDD de destino e quantidade minutos para a simulação e escolha do plano. Conforme regras abaixo.</text:span></text:span></text:p>
      <text:p text:style-name="P18"><text:span text:style-name="Fonte_20_parág._20_padrão"><text:span text:style-name="T2"/></text:span></text:p>
      <text:p text:style-name="P12"><text:span text:style-name="Fonte_20_parág._20_padrão"><text:span text:style-name="T27"><text:tab/>RN.00</text:span></text:span><text:span text:style-name="Fonte_20_parág._20_padrão"><text:span text:style-name="T30">5</text:span></text:span><text:span text:style-name="Fonte_20_parág._20_padrão"><text:span text:style-name="T27">.0001 –</text:span></text:span><text:span text:style-name="Fonte_20_parág._20_padrão"><text:span text:style-name="T6"> </text:span></text:span><text:span text:style-name="Fonte_20_parág._20_padrão"><text:span text:style-name="T9">O Cliente </text:span></text:span><text:span text:style-name="Fonte_20_parág._20_padrão"><text:span text:style-name="T8">poderá falar de graça até um determinado tempo (em minutos) </text:span></text:span><text:span text:style-name="Fonte_20_parág._20_padrão"><text:span text:style-name="T9">de acordo com o plano escolhido</text:span></text:span><text:span text:style-name="Fonte_20_parág._20_padrão"><text:span text:style-name="T8"> e só paga os minutos excedentes. Os minutos excedentes terão um acréscimo de 10% sobre a tarifa normal do minuto</text:span></text:span></text:p>
      <text:p text:style-name="P12"><text:span text:style-name="Fonte_20_parág._20_padrão"><text:span text:style-name="T8"/></text:span></text:p>
      <text:p text:style-name="P12"><text:span text:style-name="Fonte_20_parág._20_padrão"><text:span text:style-name="T9">Exemplo 1.:</text:span></text:span></text:p>
      <text:p text:style-name="P12"><text:span text:style-name="Fonte_20_parág._20_padrão"><text:span text:style-name="T9">No plano de FalaAi 30 o cliente adquire uma franquia de 30 minutos para fazer em </text:span></text:span><text:span text:style-name="Fonte_20_parág._20_padrão"><text:span text:style-name="T11">ligações.</text:span></text:span></text:p>
      <text:p text:style-name="P13"><text:span text:style-name="Fonte_20_parág._20_padrão"><text:span text:style-name="T10">Supondo que seja usado 20 minutos em ligações do DDD 11 para o DDD 16 que o valor do minuto é R$ 1,90 </text:span></text:span><text:span text:style-name="Fonte_20_parág._20_padrão"><text:span text:style-name="T11">deve exibir a informação para o cliente com os valores utilizando o plano FalaAi no Valor de R$ 0,00 pois o mesmo não superou a franquia e </text:span></text:span><text:span text:style-name="Fonte_20_parág._20_padrão"><text:span text:style-name="T12">também deve </text:span></text:span><text:span text:style-name="Fonte_20_parág._20_padrão"><text:span text:style-name="T11">exibir </text:span></text:span><text:span text:style-name="Fonte_20_parág._20_padrão"><text:span text:style-name="T12">a informação de valores quando não utiliza o plano FalaAi no Valor de R$ 38,00 ou seja R$ 1,90 x 20 = R$ 38,00.</text:span></text:span></text:p>
      <text:p text:style-name="P6"><text:span text:style-name="Fonte_20_parág._20_padrão"><text:span text:style-name="T2"/></text:span></text:p>
      <text:p text:style-name="P14"><text:span text:style-name="Fonte_20_parág._20_padrão"><text:span text:style-name="T9">Exemplo </text:span></text:span><text:span text:style-name="Fonte_20_parág._20_padrão"><text:span text:style-name="T13">2</text:span></text:span><text:span text:style-name="Fonte_20_parág._20_padrão"><text:span text:style-name="T9">.:</text:span></text:span></text:p>
      <text:p text:style-name="P14"><text:span text:style-name="Fonte_20_parág._20_padrão"><text:span text:style-name="T9">No plano de FalaAi 30 o cliente adquire uma franquia de 30 minutos para fazer em </text:span></text:span><text:span text:style-name="Fonte_20_parág._20_padrão"><text:span text:style-name="T11">ligações.</text:span></text:span></text:p>
      <text:p text:style-name="P14"><text:span text:style-name="Fonte_20_parág._20_padrão"><text:span text:style-name="T10">Supondo que seja usado </text:span></text:span><text:span text:style-name="Fonte_20_parág._20_padrão"><text:span text:style-name="T13">4</text:span></text:span><text:span text:style-name="Fonte_20_parág._20_padrão"><text:span text:style-name="T10">0 minutos em ligações do DDD 11 para o DDD 16 que o valor do minuto é R$ 1,90 </text:span></text:span><text:span text:style-name="Fonte_20_parág._20_padrão"><text:span text:style-name="T11">deve exibir a informação para o cliente com os valores utilizando o plano FalaAi no Valor de R$ </text:span></text:span><text:span text:style-name="Fonte_20_parág._20_padrão"><text:span text:style-name="T13">2</text:span></text:span><text:span text:style-name="Fonte_20_parág._20_padrão"><text:span text:style-name="T11">0,</text:span></text:span><text:span text:style-name="Fonte_20_parág._20_padrão"><text:span text:style-name="T13">9</text:span></text:span><text:span text:style-name="Fonte_20_parág._20_padrão"><text:span text:style-name="T11">0 pois o mesmo superou a franquia </text:span></text:span><text:span text:style-name="Fonte_20_parág._20_padrão"><text:span text:style-name="T13">em 10 minutos, </text:span></text:span><text:span text:style-name="Fonte_20_parág._20_padrão"><text:span text:style-name="T14">R$ 1,90 x 10 x 10%, </text:span></text:span><text:span text:style-name="Fonte_20_parág._20_padrão"><text:span text:style-name="T15">totalizando 20,90.</text:span></text:span><text:span text:style-name="Fonte_20_parág._20_padrão"><text:span text:style-name="T11"> </text:span></text:span><text:span text:style-name="Fonte_20_parág._20_padrão"><text:span text:style-name="T15">T</text:span></text:span><text:span text:style-name="Fonte_20_parág._20_padrão"><text:span text:style-name="T12">ambém deve </text:span></text:span><text:span text:style-name="Fonte_20_parág._20_padrão"><text:span text:style-name="T11">exibir </text:span></text:span><text:span text:style-name="Fonte_20_parág._20_padrão"><text:span text:style-name="T12">a informação de valores quando não utiliza o plano FalaAi no Valor de R$ </text:span></text:span><text:span text:style-name="Fonte_20_parág._20_padrão"><text:span text:style-name="T16">76,00</text:span></text:span><text:span text:style-name="Fonte_20_parág._20_padrão"><text:span text:style-name="T12"> ou seja R$ 1,90 x </text:span></text:span><text:span text:style-name="Fonte_20_parág._20_padrão"><text:span text:style-name="T16">4</text:span></text:span><text:span text:style-name="Fonte_20_parág._20_padrão"><text:span text:style-name="T12">0 = R$ </text:span></text:span><text:span text:style-name="Fonte_20_parág._20_padrão"><text:span text:style-name="T16">76,00</text:span></text:span><text:span text:style-name="Fonte_20_parág._20_padrão"><text:span text:style-name="T12">.</text:span></text:span></text:p>
      <text:p text:style-name="P25"/>
      <text:p text:style-name="P21"><text:span text:style-name="Fonte_20_parág._20_padrão"><text:span text:style-name="T27"><text:tab/>RN.00</text:span></text:span><text:span text:style-name="Fonte_20_parág._20_padrão"><text:span text:style-name="T30">5</text:span></text:span><text:span text:style-name="Fonte_20_parág._20_padrão"><text:span text:style-name="T28">.</text:span></text:span><text:span text:style-name="Fonte_20_parág._20_padrão"><text:span text:style-name="T29">000</text:span></text:span><text:span text:style-name="Fonte_20_parág._20_padrão"><text:span text:style-name="T30">2</text:span></text:span><text:span text:style-name="Fonte_20_parág._20_padrão"><text:span text:style-name="T27"> –</text:span></text:span><text:span text:style-name="Fonte_20_parág._20_padrão"><text:span text:style-name="T32"> </text:span></text:span><text:span text:style-name="Fonte_20_parág._20_padrão"><text:span text:style-name="T44">Caso o usuário informe uma DDD de origem e um DDD de destino que não tenha cadastrado o valor do minuto, deverá exibir uma mensagem de erro informado que não há o plano cadastrado.</text:span></text:span></text:p>
      <text:p text:style-name="P22"><text:span text:style-name="Fonte_20_parág._20_padrão"><text:span text:style-name="T3"/></text:span></text:p>
      <text:p text:style-name="P23"><text:span text:style-name="Fonte_20_parág._20_padrão"><text:span text:style-name="T17"><text:tab/></text:span></text:span><text:span text:style-name="Fonte_20_parág._20_padrão"><text:span text:style-name="T7">(Impeditiva) </text:span></text:span><text:span text:style-name="Fonte_20_parág._20_padrão"><text:span text:style-name="T18">MSG. </text:span></text:span><text:span text:style-name="Fonte_20_parág._20_padrão"><text:span text:style-name="T19">001</text:span></text:span><text:span text:style-name="Fonte_20_parág._20_padrão"><text:span text:style-name="T18"> – </text:span></text:span><text:span text:style-name="Fonte_20_parág._20_padrão"><text:span text:style-name="T19">Tarifa não cadastrado para os DDDs </text:span></text:span><text:span text:style-name="Fonte_20_parág._20_padrão"><text:span text:style-name="T20">{0} – {1} </text:span></text:span><text:span text:style-name="Fonte_20_parág._20_padrão"><text:span text:style-name="T19">informados.</text:span></text:span><text:span text:style-name="Fonte_20_parág._20_padrão"><text:span text:style-name="T18"> </text:span></text:span><text:span text:style-name="Fonte_20_parág._20_padrão"><text:span text:style-name="T20">{0} – {1}.</text:span></text:span></text:p>
      <text:p text:style-name="P24"><text:span text:style-name="Fonte_20_parág._20_padrão"><text:span text:style-name="T22"><text:tab/><text:tab/>Onde {0}, refere-se </text:span></text:span><text:span text:style-name="Fonte_20_parág._20_padrão"><text:span text:style-name="T23">ao</text:span></text:span><text:span text:style-name="Fonte_20_parág._20_padrão"><text:span text:style-name="T22"> </text:span></text:span><text:span text:style-name="Fonte_20_parág._20_padrão"><text:span text:style-name="T23">DDD de origem</text:span></text:span><text:span text:style-name="Fonte_20_parág._20_padrão"><text:span text:style-name="T22">.</text:span></text:span></text:p>
      <text:p text:style-name="P23"><text:span text:style-name="Fonte_20_parág._20_padrão"><text:span text:style-name="T20"><text:tab/><text:tab/>Onde {1}, refere-se ao </text:span></text:span><text:span text:style-name="Fonte_20_parág._20_padrão"><text:span text:style-name="T21">DDD de destino</text:span></text:span><text:span text:style-name="Fonte_20_parág._20_padrão"><text:span text:style-name="T20">.</text:span></text:span></text:p>
      <text:p text:style-name="P22"><text:span text:style-name="Fonte_20_parág._20_padrão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ment_20_Subject_20_Char" style:display-name="Comment Subject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Tahoma" style:font-family-asian="Tahoma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mment_20_Text_20_Char" style:display-name="Comment Text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ment_20_Reference" style:display-name="Comment Referenc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style:font-name-asian="Tahoma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Balloon_20_Text_20_Char" style:display-name="Balloon Text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style:font-name-asian="Tahoma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Comment_20_Subject" style:display-name="Comment Subjec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Tahoma" style:font-family-asian="Tahoma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mment_20_Text" style:display-name="Comment Tex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lloon_20_Text" style:display-name="Balloon Tex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style:font-name-asian="Tahoma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Character_5f_20_5f_style" style:display-name="Character_20_styl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principal" style:display-name="Título principal" style:family="paragraph" style:default-outline-level="">
      <style:paragraph-properties fo:margin-top="0.746cm" fo:margin-bottom="0.374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Padrão_20_1_7e_LT_7e_Gliederung_20_1" style:display-name="Padrão 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1_7e_LT_7e_Gliederung_20_2" style:display-name="Padrão 1~LT~Gliederung 2" style:family="paragraph" style:parent-style-name="Padrão_20_1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20_1_7e_LT_7e_Gliederung_20_3" style:display-name="Padrão 1~LT~Gliederung 3" style:family="paragraph" style:parent-style-name="Padrão_20_1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20_1_7e_LT_7e_Gliederung_20_4" style:display-name="Padrão 1~LT~Gliederung 4" style:family="paragraph" style:parent-style-name="Padrão_20_1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5" style:display-name="Padrão 1~LT~Gliederung 5" style:family="paragraph" style:parent-style-name="Padrão_20_1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6" style:display-name="Padrão 1~LT~Gliederung 6" style:family="paragraph" style:parent-style-name="Padrão_20_1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7" style:display-name="Padrão 1~LT~Gliederung 7" style:family="paragraph" style:parent-style-name="Padrão_20_1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8" style:display-name="Padrão 1~LT~Gliederung 8" style:family="paragraph" style:parent-style-name="Padrão_20_1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9" style:display-name="Padrão 1~LT~Gliederung 9" style:family="paragraph" style:parent-style-name="Padrão_20_1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Titel" style:display-name="Padrão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1_7e_LT_7e_Untertitel" style:display-name="Padrão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1_7e_LT_7e_Notizen" style:display-name="Padrão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1_7e_LT_7e_Hintergrundobjekte" style:display-name="Padrão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1_7e_LT_7e_Hintergrund" style:display-name="Padrão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2_7e_LT_7e_Gliederung_20_1" style:display-name="Padrão 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2_7e_LT_7e_Gliederung_20_2" style:display-name="Padrão 2~LT~Gliederung 2" style:family="paragraph" style:parent-style-name="Padrão_20_2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20_2_7e_LT_7e_Gliederung_20_3" style:display-name="Padrão 2~LT~Gliederung 3" style:family="paragraph" style:parent-style-name="Padrão_20_2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20_2_7e_LT_7e_Gliederung_20_4" style:display-name="Padrão 2~LT~Gliederung 4" style:family="paragraph" style:parent-style-name="Padrão_20_2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5" style:display-name="Padrão 2~LT~Gliederung 5" style:family="paragraph" style:parent-style-name="Padrão_20_2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6" style:display-name="Padrão 2~LT~Gliederung 6" style:family="paragraph" style:parent-style-name="Padrão_20_2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7" style:display-name="Padrão 2~LT~Gliederung 7" style:family="paragraph" style:parent-style-name="Padrão_20_2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8" style:display-name="Padrão 2~LT~Gliederung 8" style:family="paragraph" style:parent-style-name="Padrão_20_2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9" style:display-name="Padrão 2~LT~Gliederung 9" style:family="paragraph" style:parent-style-name="Padrão_20_2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Titel" style:display-name="Padrão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2_7e_LT_7e_Untertitel" style:display-name="Padrão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2_7e_LT_7e_Notizen" style:display-name="Padrão 2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2_7e_LT_7e_Hintergrundobjekte" style:display-name="Padrão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2_7e_LT_7e_Hintergrund" style:display-name="Padrão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3_7e_LT_7e_Gliederung_20_1" style:display-name="Padrão 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3_7e_LT_7e_Gliederung_20_2" style:display-name="Padrão 3~LT~Gliederung 2" style:family="paragraph" style:parent-style-name="Padrão_20_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20_3_7e_LT_7e_Gliederung_20_3" style:display-name="Padrão 3~LT~Gliederung 3" style:family="paragraph" style:parent-style-name="Padrão_20_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20_3_7e_LT_7e_Gliederung_20_4" style:display-name="Padrão 3~LT~Gliederung 4" style:family="paragraph" style:parent-style-name="Padrão_20_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3_7e_LT_7e_Gliederung_20_5" style:display-name="Padrão 3~LT~Gliederung 5" style:family="paragraph" style:parent-style-name="Padrão_20_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3_7e_LT_7e_Gliederung_20_6" style:display-name="Padrão 3~LT~Gliederung 6" style:family="paragraph" style:parent-style-name="Padrão_20_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3_7e_LT_7e_Gliederung_20_7" style:display-name="Padrão 3~LT~Gliederung 7" style:family="paragraph" style:parent-style-name="Padrão_20_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3_7e_LT_7e_Gliederung_20_8" style:display-name="Padrão 3~LT~Gliederung 8" style:family="paragraph" style:parent-style-name="Padrão_20_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3_7e_LT_7e_Gliederung_20_9" style:display-name="Padrão 3~LT~Gliederung 9" style:family="paragraph" style:parent-style-name="Padrão_20_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3_7e_LT_7e_Titel" style:display-name="Padrão 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3_7e_LT_7e_Untertitel" style:display-name="Padrão 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3_7e_LT_7e_Notizen" style:display-name="Padrão 3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3_7e_LT_7e_Hintergrundobjekte" style:display-name="Padrão 3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3_7e_LT_7e_Hintergrund" style:display-name="Padrão 3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4_7e_LT_7e_Gliederung_20_1" style:display-name="Padrão 4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4_7e_LT_7e_Gliederung_20_2" style:display-name="Padrão 4~LT~Gliederung 2" style:family="paragraph" style:parent-style-name="Padrão_20_4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20_4_7e_LT_7e_Gliederung_20_3" style:display-name="Padrão 4~LT~Gliederung 3" style:family="paragraph" style:parent-style-name="Padrão_20_4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20_4_7e_LT_7e_Gliederung_20_4" style:display-name="Padrão 4~LT~Gliederung 4" style:family="paragraph" style:parent-style-name="Padrão_20_4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4_7e_LT_7e_Gliederung_20_5" style:display-name="Padrão 4~LT~Gliederung 5" style:family="paragraph" style:parent-style-name="Padrão_20_4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4_7e_LT_7e_Gliederung_20_6" style:display-name="Padrão 4~LT~Gliederung 6" style:family="paragraph" style:parent-style-name="Padrão_20_4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4_7e_LT_7e_Gliederung_20_7" style:display-name="Padrão 4~LT~Gliederung 7" style:family="paragraph" style:parent-style-name="Padrão_20_4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4_7e_LT_7e_Gliederung_20_8" style:display-name="Padrão 4~LT~Gliederung 8" style:family="paragraph" style:parent-style-name="Padrão_20_4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4_7e_LT_7e_Gliederung_20_9" style:display-name="Padrão 4~LT~Gliederung 9" style:family="paragraph" style:parent-style-name="Padrão_20_4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4_7e_LT_7e_Titel" style:display-name="Padrão 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4_7e_LT_7e_Untertitel" style:display-name="Padrão 4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4_7e_LT_7e_Notizen" style:display-name="Padrão 4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20_4_7e_LT_7e_Hintergrundobjekte" style:display-name="Padrão 4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20_4_7e_LT_7e_Hintergrund" style:display-name="Padrão 4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/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08:32:20.968000000</meta:creation-date>
    <meta:generator>LibreOffice/6.0.7.3$Linux_X86_64 LibreOffice_project/00m0$Build-3</meta:generator>
    <dc:date>2020-03-01T15:58:47.882686208</dc:date>
    <meta:editing-duration>PT23H17M22S</meta:editing-duration>
    <meta:editing-cycles>60</meta:editing-cycles>
    <meta:document-statistic meta:table-count="2" meta:image-count="0" meta:object-count="0" meta:page-count="3" meta:paragraph-count="77" meta:word-count="665" meta:character-count="3626" meta:non-whitespace-character-count="3004"/>
  </office:meta>
</office:document-meta>
</file>